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25T17:03:53</dc:date>
    <meta:editing-duration>PT5H30M54S</meta:editing-duration>
    <meta:editing-cycles>77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497" meta:non-whitespace-character-count="1672"/>
  </office:meta>
</office:document-meta>
</file>